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еньги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Цены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бъявления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елефонный разговор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кументы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Форумы, мониторинг сайтов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КП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Осмотр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Тест-драйв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Определиться с маркой и моделью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Диагностика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Год и пробег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остановка на уч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4:28:11.418469941</meta:creation-date>
    <dc:date>2019-08-06T15:44:29.894776049</dc:date>
    <meta:editing-duration>PT35M3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